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o de ação pragmático para lançar e escalar o Plano Business - R$ 599 + mentoria Agente EIAH Core disponível. Exports + Webhooks suporte Prioritário </text:p>
      <text:h text:style-name="Heading_20_6" text:outline-level="6">MKT disse:</text:h>
      <text:p text:style-name="Text_20_body">Pensou por 11s</text:p>
      <text:p text:style-name="Text_20_body">Perfeito — aqui vai um <text:span text:style-name="Strong_20_Emphasis">plano de ação pragmático</text:span> para lançar e escalar o <text:span text:style-name="Strong_20_Emphasis">Plano Business (R$ 599/mês)</text:span> com <text:span text:style-name="Strong_20_Emphasis">mentoria</text:span>, <text:span text:style-name="Strong_20_Emphasis">Agente EIAH Core</text:span>, <text:span text:style-name="Strong_20_Emphasis">Exports + Webhooks</text:span> e <text:span text:style-name="Strong_20_Emphasis">Suporte Prioritário</text:span>.</text:p>
      <text:h text:style-name="Heading_20_1" text:outline-level="1">1) Posicionamento e oferta</text:h>
      <text:list xml:id="list1552567331" text:style-name="L1">
        <text:list-item>
          <text:p text:style-name="P2"><text:span text:style-name="Strong_20_Emphasis">ICP:</text:span> squads em produção, times de operações/dados, PMs/arquitetos que precisam <text:span text:style-name="Strong_20_Emphasis">escala, integrações via webhooks</text:span> e <text:span text:style-name="Strong_20_Emphasis">exports</text:span> para BI/ETL.</text:p>
        </text:list-item>
        <text:list-item>
          <text:p text:style-name="P2"><text:span text:style-name="Strong_20_Emphasis">Proposta de valor:</text:span> “<text:span text:style-name="Strong_20_Emphasis">Confiabilidade e escala operacional</text:span> com integrações nativas (Exports + Webhooks), <text:span text:style-name="Strong_20_Emphasis">mentoria aplicada</text:span> e <text:span text:style-name="Strong_20_Emphasis">prioridade no suporte</text:span>.”</text:p>
        </text:list-item>
        <text:list-item>
          <text:p text:style-name="P2"><text:span text:style-name="Strong_20_Emphasis">Inclui (do pricing atual):</text:span> 2.000 runs/mês • 5.000 ações externas • <text:span text:style-name="Strong_20_Emphasis">Exports + Webhooks</text:span> • logs 90 dias • <text:span text:style-name="Strong_20_Emphasis">mentoria em grupo</text:span> quinzenal (ou semanal, se preferir) • <text:span text:style-name="Strong_20_Emphasis">Agente EIAH Core</text:span> • <text:span text:style-name="Strong_20_Emphasis">Suporte Prioritário</text:span> (fila dedicada; alvo de resposta em horas úteis, p.ex. ≤12h).</text:p>
        </text:list-item>
      </text:list>
      <text:h text:style-name="Heading_20_1" text:outline-level="1">2) Metas 30/60/90 dias</text:h>
      <text:list xml:id="list2363348502" text:style-name="L2">
        <text:list-item>
          <text:p text:style-name="P3"><text:span text:style-name="Strong_20_Emphasis">D30:</text:span> 120 contas Business ativas; ≥75% com <text:span text:style-name="Strong_20_Emphasis">webhook</text:span> configurado; ≥60% usando <text:span text:style-name="Strong_20_Emphasis">Exports</text:span>.</text:p>
        </text:list-item>
        <text:list-item>
          <text:p text:style-name="P3"><text:span text:style-name="Strong_20_Emphasis">D60:</text:span> 250 contas; retenção D30 ≥ 85%; ≥40 estudos de caso internos (mini-cases).</text:p>
        </text:list-item>
        <text:list-item>
          <text:p text:style-name="P3"><text:span text:style-name="Strong_20_Emphasis">D90:</text:span> 400 contas; upgrade Pro→Business ≥ 12%/mês entre elegíveis; 6 integrações co-branded (parceiros).</text:p>
        </text:list-item>
      </text:list>
      <text:h text:style-name="Heading_20_1" text:outline-level="1">3) Sinais de upgrade (Pro/Starter → Business)</text:h>
      <text:list xml:id="list1646594538" text:style-name="L3">
        <text:list-item>
          <text:p text:style-name="P4"><text:span text:style-name="Strong_20_Emphasis">Consumo:</text:span> runs &gt;1.400/mês ou ações &gt;3.500/mês por 2 ciclos.</text:p>
        </text:list-item>
        <text:list-item>
          <text:p text:style-name="P4"><text:span text:style-name="Strong_20_Emphasis">Integração:</text:span> uso intenso de API e necessidade explícita de <text:span text:style-name="Strong_20_Emphasis">webhooks</text:span>/<text:span text:style-name="Strong_20_Emphasis">exports</text:span>.</text:p>
        </text:list-item>
        <text:list-item>
          <text:p text:style-name="P4"><text:span text:style-name="Strong_20_Emphasis">Operação:</text:span> múltiplos workspaces/tenants; exigência de <text:span text:style-name="Strong_20_Emphasis">SLA priorizado</text:span> e logs por 90 dias.</text:p>
        </text:list-item>
      </text:list>
      <text:h text:style-name="Heading_20_1" text:outline-level="1">4) Cronograma de lançamento (4 semanas)</text:h>
      <text:p text:style-name="Text_20_body"><text:span text:style-name="Strong_20_Emphasis">Semana 0 (pré)</text:span></text:p>
      <text:list xml:id="list386876649" text:style-name="L4">
        <text:list-item>
          <text:p text:style-name="P5">Segmentar base atual por sinais de upgrade; preparar <text:span text:style-name="Strong_20_Emphasis">fila Business</text:span> no help desk; ativar <text:span text:style-name="Strong_20_Emphasis">flags</text:span> do produto (Exports, Webhooks, prioridades).</text:p>
        </text:list-item>
        <text:list-item>
          <text:p text:style-name="P5">Criar <text:span text:style-name="Strong_20_Emphasis">coorte Business</text:span> (WhatsApp ou Slack Connect, conforme preferirem) e calendário de <text:span text:style-name="Strong_20_Emphasis">mentoria</text:span>.</text:p>
        </text:list-item>
      </text:list>
      <text:p text:style-name="Text_20_body"><text:span text:style-name="Strong_20_Emphasis">Semana 1 (go-live)</text:span></text:p>
      <text:list xml:id="list4275509741" text:style-name="L5">
        <text:list-item>
          <text:p text:style-name="P6"><text:soft-page-break/><text:span text:style-name="Strong_20_Emphasis">Webinar “Business Kickoff” (45 min)</text:span>: arquitetura de integração + demo <text:span text:style-name="Strong_20_Emphasis">Exports &amp; Webhooks</text:span> + Agente EIAH Core.</text:p>
        </text:list-item>
        <text:list-item>
          <text:p text:style-name="P6">Disparar <text:span text:style-name="Strong_20_Emphasis">sequência de e-mails</text:span> (abaixo) e nudges in-app (para elegíveis).</text:p>
        </text:list-item>
        <text:list-item>
          <text:p text:style-name="P6">Publicar <text:span text:style-name="Strong_20_Emphasis">Blueprint Business #1:</text:span> “Pipeline com Webhooks + Retry/Replay”.</text:p>
        </text:list-item>
      </text:list>
      <text:p text:style-name="Text_20_body"><text:span text:style-name="Strong_20_Emphasis">Semana 2 (tração)</text:span></text:p>
      <text:list xml:id="list3515274459" text:style-name="L6">
        <text:list-item>
          <text:p text:style-name="P7"><text:span text:style-name="Strong_20_Emphasis">Mentoria #1</text:span> (arquitetura, idempotência, filas, DLQs).</text:p>
        </text:list-item>
        <text:list-item>
          <text:p text:style-name="P7"><text:span text:style-name="Strong_20_Emphasis">Playbook Exports→BI</text:span> (CSV/JSON para Datalake/ETL) e <text:span text:style-name="Strong_20_Emphasis">Blueprint #2</text:span>: “Monitoração + Alertas”.</text:p>
        </text:list-item>
      </text:list>
      <text:p text:style-name="Text_20_body"><text:span text:style-name="Strong_20_Emphasis">Semana 3 (prova social/ops)</text:span></text:p>
      <text:list xml:id="list141050754" text:style-name="L7">
        <text:list-item>
          <text:p text:style-name="P8"><text:span text:style-name="Strong_20_Emphasis">Office Hours Business (deep-dive)</text:span>; checklists de <text:span text:style-name="Strong_20_Emphasis">observabilidade</text:span> e <text:span text:style-name="Strong_20_Emphasis">governança</text:span>.</text:p>
        </text:list-item>
        <text:list-item>
          <text:p text:style-name="P8">Campanha com 3 <text:span text:style-name="Strong_20_Emphasis">mini-cases</text:span> (60–90s).</text:p>
        </text:list-item>
      </text:list>
      <text:p text:style-name="Text_20_body"><text:span text:style-name="Strong_20_Emphasis">Semana 4 (otimização)</text:span></text:p>
      <text:list xml:id="list582319832" text:style-name="L8">
        <text:list-item>
          <text:p text:style-name="P9"><text:span text:style-name="Strong_20_Emphasis">Mentoria #2</text:span> (hardening, SLOs, runbooks).</text:p>
        </text:list-item>
        <text:list-item>
          <text:p text:style-name="P9">Revisão de métricas, copy e gatilhos de upgrade; planejar Ciclo 2.</text:p>
        </text:list-item>
      </text:list>
      <text:h text:style-name="Heading_20_1" text:outline-level="1">5) Onboarding Business (TTV &lt; 45 min)</text:h>
      <text:list xml:id="list3363018148" text:style-name="L9">
        <text:list-item>
          <text:p text:style-name="P10"><text:span text:style-name="Strong_20_Emphasis">Welcome in-app</text:span> com 3 CTAs: Entrar na coorte, <text:span text:style-name="Strong_20_Emphasis">Ativar Webhook</text:span>, <text:span text:style-name="Strong_20_Emphasis">Configurar Export</text:span>.</text:p>
        </text:list-item>
        <text:list-item>
          <text:p text:style-name="P10"><text:span text:style-name="Strong_20_Emphasis">Assistente de integração</text:span> (checklist guiado): criar secret, endpoint de recebimento, teste de webhook, agendar export diário.</text:p>
        </text:list-item>
        <text:list-item>
          <text:p text:style-name="P10"><text:span text:style-name="Strong_20_Emphasis">Agente EIAH Core</text:span>: ler últimas falhas/latências → <text:span text:style-name="Strong_20_Emphasis">sugerir limites</text:span>, <text:span text:style-name="Strong_20_Emphasis">replays</text:span> e <text:span text:style-name="Strong_20_Emphasis">alertas</text:span> → aplicar 1 recomendação no dia 1.</text:p>
        </text:list-item>
        <text:list-item>
          <text:p text:style-name="P10">Validação: evento “Business_Ready=true” quando <text:span text:style-name="Strong_20_Emphasis">Webhook OK + Export OK + 1 recomendação aplicada</text:span>.</text:p>
        </text:list-item>
      </text:list>
      <text:h text:style-name="Heading_20_1" text:outline-level="1">6) Mentoria &amp; comunidade (operação)</text:h>
      <text:list xml:id="list2985468044" text:style-name="L10">
        <text:list-item>
          <text:p text:style-name="P11"><text:span text:style-name="Strong_20_Emphasis">Coorte Business</text:span> (WhatsApp/Slack Connect).</text:p>
        </text:list-item>
        <text:list-item>
          <text:p text:style-name="P11"><text:span text:style-name="Strong_20_Emphasis">Cadência:</text:span> mentoria quinzenal (60 min) + <text:span text:style-name="Strong_20_Emphasis">plantão 30 min/semana</text:span> assíncrono (texto).</text:p>
        </text:list-item>
        <text:list-item>
          <text:p text:style-name="P11"><text:span text:style-name="Strong_20_Emphasis">Roteiro cíclico (4 encontros):</text:span></text:p>
          <text:list>
            <text:list-item>
              <text:p text:style-name="P11">Arquitetura &amp; custos (pools, projeção de fatura, limites por run).</text:p>
            </text:list-item>
            <text:list-item>
              <text:p text:style-name="P11">Webhooks com <text:span text:style-name="Strong_20_Emphasis">idempotência</text:span>, <text:span text:style-name="Strong_20_Emphasis">assinatura HMAC</text:span>, filas e retries.</text:p>
            </text:list-item>
            <text:list-item>
              <text:p text:style-name="P11">Exports→BI (partições, schemas, reconciliação) + governança.</text:p>
            </text:list-item>
            <text:list-item>
              <text:p text:style-name="P11">Demo Day &amp; SLOs (MTTR, falhas/1k runs) + roadmap.</text:p>
            </text:list-item>
          </text:list>
        </text:list-item>
      </text:list>
      <text:h text:style-name="Heading_20_1" text:outline-level="1"><text:soft-page-break/>7) Suporte Prioritário (como cumprir)</text:h>
      <text:list xml:id="list2789406807" text:style-name="L11">
        <text:list-item>
          <text:p text:style-name="P12"><text:span text:style-name="Strong_20_Emphasis">Fila dedicada “Business”</text:span> no help desk; auto-reply com <text:span text:style-name="Strong_20_Emphasis">canal VIP</text:span> e <text:span text:style-name="Strong_20_Emphasis">janela de atendimento</text:span>.</text:p>
        </text:list-item>
        <text:list-item>
          <text:p text:style-name="P12"><text:span text:style-name="Strong_20_Emphasis">Triage:</text:span> L1 (CM/analista) em 2–4h úteis; L2 (Eng/PM) fecha dentro da meta (ex.: ≤12h úteis).</text:p>
        </text:list-item>
        <text:list-item>
          <text:p text:style-name="P12"><text:span text:style-name="Strong_20_Emphasis">Runbooks:</text:span> incidentes, picos de latência, DLQ cheia, webhooks 4xx/5xx, replays.</text:p>
        </text:list-item>
        <text:list-item>
          <text:p text:style-name="P12"><text:span text:style-name="Strong_20_Emphasis">Métricas:</text:span> % dentro da meta, TMA 1ª resposta, CSAT, reincidência por tópico.</text:p>
        </text:list-item>
      </text:list>
      <text:h text:style-name="Heading_20_1" text:outline-level="1">8) Agente EIAH Core (ativação “wow”)</text:h>
      <text:list xml:id="list1258849010" text:style-name="L12">
        <text:list-item>
          <text:p text:style-name="P13"><text:span text:style-name="Strong_20_Emphasis">Entradas:</text:span> consumo, erros por tipo, filas/retries, latências de webhook/export.</text:p>
        </text:list-item>
        <text:list-item>
          <text:p text:style-name="P13"><text:span text:style-name="Strong_20_Emphasis">Ações guiadas:</text:span> “Ajustar limites por run”, “Habilitar replay automático”, “Criar alerta proativo”, “Sugerir partição/cron de export”.</text:p>
        </text:list-item>
        <text:list-item>
          <text:p text:style-name="P13"><text:span text:style-name="Strong_20_Emphasis">Meta:</text:span> ≥80% dos novos Business aplicam <text:span text:style-name="Strong_20_Emphasis">1 recomendação</text:span> do Agente em ≤24h.</text:p>
        </text:list-item>
      </text:list>
      <text:h text:style-name="Heading_20_1" text:outline-level="1">9) Exports + Webhooks (design de referência)</text:h>
      <text:list xml:id="list3456976579" text:style-name="L13">
        <text:list-item>
          <text:p text:style-name="P14"><text:span text:style-name="Strong_20_Emphasis">Exports:</text:span> agendados (cron) + on-demand; formatos CSV/JSON; <text:span text:style-name="Strong_20_Emphasis">nomenclatura e schema</text:span> estáveis; checksum; reprocessamento.</text:p>
        </text:list-item>
        <text:list-item>
          <text:p text:style-name="P14"><text:span text:style-name="Strong_20_Emphasis">Webhooks:</text:span> assinatura HMAC, retry com backoff, DLQ, idempotência por <text:span text:style-name="Strong_20_Emphasis">event_id</text:span>; painel de auditoria.</text:p>
        </text:list-item>
        <text:list-item>
          <text:p text:style-name="P14"><text:span text:style-name="Strong_20_Emphasis">Observabilidade:</text:span> métricas por endpoint (2xx/4xx/5xx), P95/P99, fila/retry, alarmes.</text:p>
        </text:list-item>
      </text:list>
      <text:h text:style-name="Heading_20_1" text:outline-level="1">10) Funis e growth</text:h>
      <text:p text:style-name="Text_20_body"><text:span text:style-name="Strong_20_Emphasis">Aquisição (upgrade assistido)</text:span></text:p>
      <text:list xml:id="list1002917997" text:style-name="L14">
        <text:list-item>
          <text:p text:style-name="P15">Nudges contextuais quando excedentes/sinais atingidos (Starter/Pro).</text:p>
        </text:list-item>
        <text:list-item>
          <text:p text:style-name="P15">Campanha com <text:span text:style-name="Strong_20_Emphasis">provas técnicas</text:span> (vídeos 90s) e comparação clara Pro×Business.</text:p>
        </text:list-item>
      </text:list>
      <text:p text:style-name="Text_20_body"><text:span text:style-name="Strong_20_Emphasis">Ativação</text:span></text:p>
      <text:list xml:id="list943015025" text:style-name="L15">
        <text:list-item>
          <text:p text:style-name="P16">Assistente de integração; “<text:span text:style-name="Strong_20_Emphasis">Webhook em 10 min</text:span>” + “<text:span text:style-name="Strong_20_Emphasis">Export em 5 min</text:span>”.</text:p>
        </text:list-item>
        <text:list-item>
          <text:p text:style-name="P16">Mentoria inicial focada em hardening + alertas.</text:p>
        </text:list-item>
      </text:list>
      <text:p text:style-name="Text_20_body"><text:span text:style-name="Strong_20_Emphasis">Retenção</text:span></text:p>
      <text:list xml:id="list4266577094" text:style-name="L16">
        <text:list-item>
          <text:p text:style-name="P17">Conteúdo “operar com confiança”; SLOs por coorte; health-checks automáticos.</text:p>
        </text:list-item>
        <text:list-item>
          <text:p text:style-name="P17"><text:span text:style-name="Strong_20_Emphasis">Revisão trimestral</text:span> (QBR leve) com recomendações do Agente.</text:p>
        </text:list-item>
      </text:list>
      <text:p text:style-name="Text_20_body"><text:span text:style-name="Strong_20_Emphasis">Expansão</text:span></text:p>
      <text:list xml:id="list141602926" text:style-name="L17">
        <text:list-item>
          <text:p text:style-name="P18"><text:soft-page-break/>Add-ons (ações/memória/alertas) com <text:span text:style-name="Strong_20_Emphasis">projeção de fatura</text:span>; <text:span text:style-name="Strong_20_Emphasis">SSO/SLA</text:span> opcional (se aplicável via Enterprise).</text:p>
        </text:list-item>
      </text:list>
      <text:h text:style-name="Heading_20_1" text:outline-level="1">11) Sequência de e-mails (copiar/colar)</text:h>
      <text:list xml:id="list477155063" text:style-name="L18">
        <text:list-item>
          <text:p text:style-name="P19"><text:span text:style-name="Strong_20_Emphasis">Boas-vindas (imediato)</text:span><text:line-break/>Assunto: <text:span text:style-name="Strong_20_Emphasis">Business ativado: Webhooks + Exports em 15 min</text:span><text:line-break/>Links: Entrar na coorte • Ativar Webhook • Configurar Export • Ver Agente • Canal do suporte prioritário.</text:p>
        </text:list-item>
        <text:list-item>
          <text:p text:style-name="P19"><text:span text:style-name="Strong_20_Emphasis">Dia 2 – Integração guiada</text:span><text:line-break/>Assunto: <text:span text:style-name="Strong_20_Emphasis">Teste seu webhook (idempotência &amp; retries)</text:span><text:line-break/>Conteúdo: passo a passo + checklist HMAC + replay.</text:p>
        </text:list-item>
        <text:list-item>
          <text:p text:style-name="P19"><text:span text:style-name="Strong_20_Emphasis">Dia 5 – BI/ETL</text:span><text:line-break/>Assunto: <text:span text:style-name="Strong_20_Emphasis">Exports prontos para o seu Datalake</text:span><text:line-break/>Conteúdo: agendamento, schema, reconciliação.</text:p>
        </text:list-item>
        <text:list-item>
          <text:p text:style-name="P19"><text:span text:style-name="Strong_20_Emphasis">Dia 10 – Mentoria</text:span><text:line-break/>Assunto: <text:span text:style-name="Strong_20_Emphasis">Arquitetura Business: limites, filas e DLQs</text:span><text:line-break/>CTA: enviar dúvidas e endpoints para revisão.</text:p>
        </text:list-item>
        <text:list-item>
          <text:p text:style-name="P19"><text:span text:style-name="Strong_20_Emphasis">Dia 20 – Prova social</text:span><text:line-break/>Assunto: <text:span text:style-name="Strong_20_Emphasis">Como reduzimos o MTTR em 47%</text:span><text:line-break/>3 mini-cases (tempo/erros/MTTR).</text:p>
        </text:list-item>
        <text:list-item>
          <text:p text:style-name="P19"><text:span text:style-name="Strong_20_Emphasis">Dia 28 – Health check &amp; próximos passos</text:span><text:line-break/>Assunto: <text:span text:style-name="Strong_20_Emphasis">Seu ciclo Business: o que melhorar agora</text:span><text:line-break/>Checklist + quando considerar Enterprise.</text:p>
        </text:list-item>
      </text:list>
      <text:h text:style-name="Heading_20_1" text:outline-level="1">12) Materiais (posts &amp; in-app)</text:h>
      <text:p text:style-name="Text_20_body"><text:span text:style-name="Strong_20_Emphasis">LinkedIn (post)</text:span><text:line-break/>Lançamos o <text:span text:style-name="Strong_20_Emphasis">Business (R$ 599)</text:span>: <text:span text:style-name="Strong_20_Emphasis">Exports + Webhooks</text:span>, mentoria aplicada, <text:span text:style-name="Strong_20_Emphasis">Agente EIAH Core</text:span> e <text:span text:style-name="Strong_20_Emphasis">suporte prioritário</text:span>. Do design à operação com SLO. Assine/atualize hoje.</text:p>
      <text:p text:style-name="Text_20_body"><text:span text:style-name="Strong_20_Emphasis">X/Twitter (thread)</text:span><text:line-break/>1/ <text:span text:style-name="Strong_20_Emphasis">Business</text:span> = escala com confiança: <text:span text:style-name="Strong_20_Emphasis">Webhooks + Exports</text:span> + mentoria + suporte prioritário.<text:line-break/>2/ Agente EIAH Core sugere limites, alertas e replays.<text:line-break/>3/ Blueprints prontos: Webhook com idempotência; Export para BI.<text:line-break/>4/ Atualize agora → {link}?utm…</text:p>
      <text:p text:style-name="Text_20_body"><text:span text:style-name="Strong_20_Emphasis">In-app (Upgrade Pro→Business)</text:span><text:line-break/>Título: <text:span text:style-name="Strong_20_Emphasis">Precisa operar integrações em produção?</text:span><text:line-break/>Texto: <text:span text:style-name="Strong_20_Emphasis">Business</text:span> libera <text:span text:style-name="Strong_20_Emphasis">Webhooks + Exports</text:span>, mentoria aplicada e <text:span text:style-name="Strong_20_Emphasis">prioridade no suporte</text:span>. Ative hoje e rode o blueprint de integração.<text:line-break/>CTAs: <text:span text:style-name="Strong_20_Emphasis">Ativar Webhook</text:span> • <text:span text:style-name="Strong_20_Emphasis">Agendar Export</text:span></text:p>
      <text:h text:style-name="Heading_20_1" text:outline-level="1"><text:soft-page-break/>13) Métricas e painéis</text:h>
      <text:list xml:id="list3277351715" text:style-name="L19">
        <text:list-item>
          <text:p text:style-name="P20"><text:span text:style-name="Strong_20_Emphasis">Ativação:</text:span> % com Webhook OK; % com Export OK; TTV cada um; % que aplicou 1 recomendação do Agente.</text:p>
        </text:list-item>
        <text:list-item>
          <text:p text:style-name="P20"><text:span text:style-name="Strong_20_Emphasis">Engajamento:</text:span> presença em mentorias; participação na coorte; abertura/cliques de e-mails.</text:p>
        </text:list-item>
        <text:list-item>
          <text:p text:style-name="P20"><text:span text:style-name="Strong_20_Emphasis">Confiabilidade:</text:span> falhas por 1k runs; P95 de execução; filas/retries; erros 4xx/5xx de webhooks.</text:p>
        </text:list-item>
        <text:list-item>
          <text:p text:style-name="P20"><text:span text:style-name="Strong_20_Emphasis">Suporte:</text:span> tempo 1ª resposta e de resolução (fila prioritária); CSAT.</text:p>
        </text:list-item>
        <text:list-item>
          <text:p text:style-name="P20"><text:span text:style-name="Strong_20_Emphasis">Receita:</text:span> MRR Business; upgrades; excedentes pagos; risco de churn (alertas automáticos).</text:p>
        </text:list-item>
      </text:list>
      <text:h text:style-name="Heading_20_1" text:outline-level="1">14) Time &amp; orçamento (90 dias)</text:h>
      <text:list xml:id="list894407197" text:style-name="L20">
        <text:list-item>
          <text:p text:style-name="P21"><text:span text:style-name="Strong_20_Emphasis">PM/Arquiteto (0,5 FTE):</text:span> blueprints, QBR, conteúdo técnico.</text:p>
        </text:list-item>
        <text:list-item>
          <text:p text:style-name="P21"><text:span text:style-name="Strong_20_Emphasis">Eng (0,5 FTE):</text:span> webhooks/exports, observabilidade e runbooks.</text:p>
        </text:list-item>
        <text:list-item>
          <text:p text:style-name="P21"><text:span text:style-name="Strong_20_Emphasis">Community/CS (0,5 FTE):</text:span> coorte, mentoria, triagem prioritária.</text:p>
        </text:list-item>
        <text:list-item>
          <text:p text:style-name="P21"><text:span text:style-name="Strong_20_Emphasis">Conteúdo/Design (0,25 FTE):</text:span> vídeos 5–8 min, docs e casos.</text:p>
        </text:list-item>
        <text:list-item>
          <text:p text:style-name="P21"><text:span text:style-name="Strong_20_Emphasis">Mídia/Parcerias:</text:span> R$ 8–12k focados em accounts elegíveis (retarget + ABM leve).</text:p>
        </text:list-item>
      </text:list>
      <text:h text:style-name="Heading_20_1" text:outline-level="1">15) Riscos &amp; mitigação</text:h>
      <text:list xml:id="list796820162" text:style-name="L21">
        <text:list-item>
          <text:p text:style-name="P22"><text:span text:style-name="Strong_20_Emphasis">Integrações falhando (4xx/5xx):</text:span> ferramenta de reprocessamento + DLQ + alarmes + runbooks claros.</text:p>
        </text:list-item>
        <text:list-item>
          <text:p text:style-name="P22"><text:span text:style-name="Strong_20_Emphasis">SLA sob pico:</text:span> schedule de plantões + macros + comunicação proativa no app.</text:p>
        </text:list-item>
        <text:list-item>
          <text:p text:style-name="P22"><text:span text:style-name="Strong_20_Emphasis">Baixa ativação em Exports/Webhooks:</text:span> assistente guiado + mentoria de integração e QBR do 1º mês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6T08:57:10.591000000</meta:creation-date>
    <dc:date>2025-11-06T08:57:38.413000000</dc:date>
    <meta:editing-duration>PT27S</meta:editing-duration>
    <meta:editing-cycles>1</meta:editing-cycles>
    <meta:document-statistic meta:table-count="0" meta:image-count="0" meta:object-count="0" meta:page-count="5" meta:paragraph-count="98" meta:word-count="1153" meta:character-count="7587" meta:non-whitespace-character-count="6596"/>
    <meta:generator>LibreOffice/7.3.2.2$Windows_X86_64 LibreOffice_project/49f2b1bff42cfccbd8f788c8dc32c1c309559be0</meta:generator>
  </office:meta>
</office:document-meta>
</file>